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8.518cm"/>
    </style:style>
    <style:style style:name="co5" style:family="table-column">
      <style:table-column-properties fo:break-before="auto" style:column-width="6.964cm"/>
    </style:style>
    <style:style style:name="co6" style:family="table-column">
      <style:table-column-properties fo:break-before="auto" style:column-width="6.493cm"/>
    </style:style>
    <style:style style:name="co7" style:family="table-column">
      <style:table-column-properties fo:break-before="auto" style:column-width="7.5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mour (Chest)</text:p>
          </table:table-cell>
          <table:table-cell office:value-type="string">
            <text:p>Wood</text:p>
          </table:table-cell>
          <table:table-cell office:value-type="string">
            <text:p>Bone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table:number-columns-repeated="2"/>
        </table:table-row>
        <table:table-row table:style-name="ro2">
          <table:table-cell office:value-type="string">
            <text:p>Damage Resistance</text:p>
          </table:table-cell>
          <table:table-cell table:style-name="ce1" office:value-type="percentage" office:value="0.1">
            <text:p>10.00%</text:p>
          </table:table-cell>
          <table:table-cell table:style-name="ce1" office:value-type="percentage" office:value="0.15">
            <text:p>15.00%</text:p>
          </table:table-cell>
          <table:table-cell table:style-name="ce1" office:value-type="percentage" office:value="0.5">
            <text:p>50.00%</text:p>
          </table:table-cell>
          <table:table-cell table:style-name="ce1" office:value-type="percentage" office:value="0.4">
            <text:p>40.00%</text:p>
          </table:table-cell>
          <table:table-cell table:style-name="ce1" office:value-type="percentage" office:value="0.45">
            <text:p>45.00%</text:p>
          </table:table-cell>
          <table:table-cell/>
          <table:table-cell office:value-type="string">
            <text:p>The armour aims to fit the intended roles. Wood is even but generally low stats</text:p>
          </table:table-cell>
        </table:table-row>
        <table:table-row table:style-name="ro1">
          <table:table-cell office:value-type="string">
            <text:p>Walk Speed</text:p>
          </table:table-cell>
          <table:table-cell table:style-name="ce1" office:value-type="percentage" office:value="0.05">
            <text:p>5.00%</text:p>
          </table:table-cell>
          <table:table-cell table:style-name="ce1" office:value-type="percentage" office:value="0.15">
            <text:p>15.00%</text:p>
          </table:table-cell>
          <table:table-cell table:style-name="ce1" office:value-type="percentage" office:value="-0.3">
            <text:p>-30.00%</text:p>
          </table:table-cell>
          <table:table-cell table:style-name="ce1" office:value-type="percentage" office:value="-0.1">
            <text:p>-10.00%</text:p>
          </table:table-cell>
          <table:table-cell table:style-name="ce1" office:value-type="percentage" office:value="0.05">
            <text:p>5.00%</text:p>
          </table:table-cell>
          <table:table-cell/>
          <table:table-cell office:value-type="string">
            <text:p>Bone is faster, Stone is slow but proportionally very effective</text:p>
          </table:table-cell>
        </table:table-row>
        <table:table-row table:style-name="ro1">
          <table:table-cell table:number-columns-repeated="7"/>
          <table:table-cell office:value-type="string">
            <text:p>Metal is strong with less reduction in speed and Crystal is overall best.</text:p>
          </table:table-cell>
        </table:table-row>
        <table:table-row table:style-name="ro1">
          <table:table-cell office:value-type="string">
            <text:p>Armour (Legs)</text:p>
          </table:table-cell>
          <table:table-cell table:number-columns-repeated="7"/>
        </table:table-row>
        <table:table-row table:style-name="ro1">
          <table:table-cell office:value-type="string">
            <text:p>Damage Res</text:p>
          </table:table-cell>
          <table:table-cell table:style-name="ce1" office:value-type="percentage" office:value="0.05">
            <text:p>5.00%</text:p>
          </table:table-cell>
          <table:table-cell table:style-name="ce1" office:value-type="percentage" office:value="0.08">
            <text:p>8.00%</text:p>
          </table:table-cell>
          <table:table-cell table:style-name="ce1" office:value-type="percentage" office:value="0.25">
            <text:p>25.00%</text:p>
          </table:table-cell>
          <table:table-cell table:style-name="ce1" office:value-type="percentage" office:value="0.2">
            <text:p>20.00%</text:p>
          </table:table-cell>
          <table:table-cell table:style-name="ce1" office:value-type="percentage" office:value="0.35">
            <text:p>35.00%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table:style-name="ce1" office:value-type="percentage" office:value="0.05">
            <text:p>5.00%</text:p>
          </table:table-cell>
          <table:table-cell table:style-name="ce1" office:value-type="percentage" office:value="0.15">
            <text:p>15.00%</text:p>
          </table:table-cell>
          <table:table-cell table:style-name="ce1" office:value-type="percentage" office:value="-0.3">
            <text:p>-30.00%</text:p>
          </table:table-cell>
          <table:table-cell table:style-name="ce1" office:value-type="percentage" office:value="-0.1">
            <text:p>-10.00%</text:p>
          </table:table-cell>
          <table:table-cell table:style-name="ce1" office:value-type="percentage" office:value="0.05">
            <text:p>5.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eapons (Melee)</text:p>
          </table:table-cell>
          <table:table-cell table:number-columns-repeated="6"/>
          <table:table-cell office:value-type="string">
            <text:p>Additional: Melee weapons should (for the most part) have low reach, but high accuracy, attack speed and overall higher DPS.</text:p>
          </table:table-cell>
        </table:table-row>
        <table:table-row table:style-name="ro1">
          <table:table-cell office:value-type="string">
            <text:p>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office:value-type="string">
            <text:p>-</text:p>
          </table:table-cell>
          <table:table-cell table:style-name="ce1" office:value-type="percentage" office:value="0.05">
            <text:p>5.00%</text:p>
          </table:table-cell>
          <table:table-cell table:style-name="ce1" office:value-type="percentage" office:value="-0.05">
            <text:p>-5.00%</text:p>
          </table:table-cell>
          <table:table-cell office:value-type="string">
            <text:p>-</text:p>
          </table:table-cell>
          <table:table-cell table:style-name="ce1" office:value-type="percentage" office:value="-0.05">
            <text:p>-5.00%</text:p>
          </table:table-cell>
          <table:table-cell table:number-columns-repeated="2"/>
        </table:table-row>
        <table:table-row table:style-name="ro1">
          <table:table-cell office:value-type="string">
            <text:p>Attack Speed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ccuracy</text:p>
          </table:table-cell>
          <table:table-cell table:style-name="ce1" office:value-type="percentage" office:value="0.85">
            <text:p>85.00%</text:p>
          </table:table-cell>
          <table:table-cell table:style-name="ce1" office:value-type="percentage" office:value="0.8">
            <text:p>80.00%</text:p>
          </table:table-cell>
          <table:table-cell table:style-name="ce1" office:value-type="percentage" office:value="0.75">
            <text:p>75.00%</text:p>
          </table:table-cell>
          <table:table-cell table:style-name="ce1" office:value-type="percentage" office:value="0.8">
            <text:p>80.00%</text:p>
          </table:table-cell>
          <table:table-cell table:style-name="ce1" office:value-type="percentage" office:value="0.75">
            <text:p>75.00%</text:p>
          </table:table-cell>
          <table:table-cell table:number-columns-repeated="2"/>
        </table:table-row>
        <table:table-row table:style-name="ro1">
          <table:table-cell office:value-type="string">
            <text:p>Total DPS (Incl. Accuracy)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20">
            <text:p>20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office:value-type="float" office:value="6.125">
            <text:p>6.12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(Wooden Club. A simple weapon but weak all round.</text:p>
          </table:table-cell>
          <table:table-cell office:value-type="string">
            <text:p>(Bone Tooth Sword. Sharp edges give it</text:p>
          </table:table-cell>
          <table:table-cell office:value-type="string">
            <text:p>(Stone Spear. Has a much greater </text:p>
          </table:table-cell>
          <table:table-cell office:value-type="string">
            <text:p>(Metal Sword. Carries a much better edge</text:p>
          </table:table-cell>
          <table:table-cell office:value-type="string">
            <text:p>(Crystal Lance. Bulky hence t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ubs aren't well suited for fighting dinosaurs due</text:p>
          </table:table-cell>
          <table:table-cell office:value-type="string">
            <text:p>good damage. Hits fast to fit in with the</text:p>
          </table:table-cell>
          <table:table-cell office:value-type="string">
            <text:p>reach than most other melee weapons. </text:p>
          </table:table-cell>
          <table:table-cell office:value-type="string">
            <text:p>than the other melee weapons and as</text:p>
          </table:table-cell>
          <table:table-cell office:value-type="string">
            <text:p>movement speed reduction but due 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 their tough hides and sheer size. Has</text:p>
          </table:table-cell>
          <table:table-cell office:value-type="string">
            <text:p>role of bone equipment. A slight reduction</text:p>
          </table:table-cell>
          <table:table-cell office:value-type="string">
            <text:p>Piercing weapons fare well against big</text:p>
          </table:table-cell>
          <table:table-cell office:value-type="string">
            <text:p>it is metal, the damage is very high.</text:p>
          </table:table-cell>
          <table:table-cell office:value-type="string">
            <text:p>being crystal, reach and overall D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nerally low damage all round.)</text:p>
          </table:table-cell>
          <table:table-cell office:value-type="string">
            <text:p>in accuracy since you have to align the</text:p>
          </table:table-cell>
          <table:table-cell office:value-type="string">
            <text:p>creatures so damage is good but to</text:p>
          </table:table-cell>
          <table:table-cell office:value-type="string">
            <text:p>Accuracy is the same as bone, and the</text:p>
          </table:table-cell>
          <table:table-cell office:value-type="string">
            <text:p>will be the highest in the game si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dge with bladed weapons.)</text:p>
          </table:table-cell>
          <table:table-cell office:value-type="string">
            <text:p>keep the role of stone, attacking is</text:p>
          </table:table-cell>
          <table:table-cell office:value-type="string">
            <text:p>swing speed is the same as metal.)</text:p>
          </table:table-cell>
          <table:table-cell office:value-type="string">
            <text:p>it is the hardest to get and melee.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y slow.)</text:p>
          </table:table-cell>
          <table:table-cell table:number-columns-repeated="4"/>
        </table:table-row>
        <table:table-row table:style-name="ro1">
          <table:table-cell office:value-type="string">
            <text:p>Weapons (Ranged)</text:p>
          </table:table-cell>
          <table:table-cell table:number-columns-repeated="6"/>
          <table:table-cell office:value-type="string">
            <text:p>Additional: To make up for huge range compared to melee, ranged weapons have slow fire rates, lower accuracy and about half the DPS.</text:p>
          </table:table-cell>
        </table:table-row>
        <table:table-row table:style-name="ro1">
          <table:table-cell office:value-type="string">
            <text:p>Range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Walk Speed</text:p>
          </table:table-cell>
          <table:table-cell table:number-columns-repeated="2" table:style-name="ce1" office:value-type="percentage" office:value="0.05">
            <text:p>5.00%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-</text:p>
          </table:table-cell>
          <table:table-cell table:style-name="ce1" office:value-type="percentage" office:value="-0.05">
            <text:p>-5.00%</text:p>
          </table:table-cell>
          <table:table-cell table:number-columns-repeated="2"/>
        </table:table-row>
        <table:table-row table:style-name="ro1">
          <table:table-cell office:value-type="string">
            <text:p>Attack Spee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ccuracy</text:p>
          </table:table-cell>
          <table:table-cell table:style-name="ce1" office:value-type="percentage" office:value="0.8">
            <text:p>80.00%</text:p>
          </table:table-cell>
          <table:table-cell table:style-name="ce1" office:value-type="percentage" office:value="0.75">
            <text:p>75.00%</text:p>
          </table:table-cell>
          <table:table-cell table:style-name="ce1" office:value-type="percentage" office:value="0.65">
            <text:p>65.00%</text:p>
          </table:table-cell>
          <table:table-cell table:style-name="ce1" office:value-type="percentage" office:value="0.75">
            <text:p>75.00%</text:p>
          </table:table-cell>
          <table:table-cell table:style-name="ce1" office:value-type="percentage" office:value="0.9">
            <text:p>90.00%</text:p>
          </table:table-cell>
          <table:table-cell table:number-columns-repeated="2"/>
        </table:table-row>
        <table:table-row table:style-name="ro1">
          <table:table-cell office:value-type="string">
            <text:p>Total DPS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25">
            <text:p>25</text:p>
          </table:table-cell>
          <table:table-cell office:value-type="float" office:value="22.2">
            <text:p>22.2</text:p>
          </table:table-cell>
          <table:table-cell office:value-type="float" office:value="30">
            <text:p>30</text:p>
          </table:table-cell>
          <table:table-cell office:value-type="float" office:value="13.3">
            <text:p>13.3</text:p>
          </table:table-cell>
          <table:table-cell office:value-type="float" office:value="11.1">
            <text:p>11.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(Wooden Bow. The one exception to the ranged</text:p>
          </table:table-cell>
          <table:table-cell office:value-type="string">
            <text:p>(Bone Crossbow. Despite being bone,</text:p>
          </table:table-cell>
          <table:table-cell office:value-type="string">
            <text:p>(Stone Slingstaff. Slingsticks could</text:p>
          </table:table-cell>
          <table:table-cell office:value-type="string">
            <text:p>(Metal Musket. Good Muskets could punch</text:p>
          </table:table-cell>
          <table:table-cell office:value-type="string">
            <text:p>(Crystal Scoped Musket. Effectively a lar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pon rule. There is a very good reason bows were</text:p>
          </table:table-cell>
          <table:table-cell office:value-type="string">
            <text:p>crossbow's took a long time to reload so</text:p>
          </table:table-cell>
          <table:table-cell office:value-type="string">
            <text:p>hurl stones over a considerable distance</text:p>
          </table:table-cell>
          <table:table-cell office:value-type="string">
            <text:p>through plate mail at greater distances than</text:p>
          </table:table-cell>
          <table:table-cell office:value-type="string">
            <text:p>and well built Musket with a scope. Gr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ll being used even after muskets were developed.</text:p>
          </table:table-cell>
          <table:table-cell office:value-type="string">
            <text:p>the firing speed is relatively slow. However,</text:p>
          </table:table-cell>
          <table:table-cell office:value-type="string">
            <text:p>and do quite a bit of damage. Despite</text:p>
          </table:table-cell>
          <table:table-cell office:value-type="string">
            <text:p>crossbows. Their accuracy was questionable,</text:p>
          </table:table-cell>
          <table:table-cell office:value-type="string">
            <text:p>range, accuracy and damage but no faster 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ever, it is still a wooden weapon and therefore,</text:p>
          </table:table-cell>
          <table:table-cell office:value-type="string">
            <text:p>while having lower range than bows they</text:p>
          </table:table-cell>
          <table:table-cell office:value-type="string">
            <text:p>being the stone weapon, the main part </text:p>
          </table:table-cell>
          <table:table-cell office:value-type="string">
            <text:p>and their reload speeds slow. The sheer one</text:p>
          </table:table-cell>
          <table:table-cell office:value-type="string">
            <text:p>firing. A bit on the bulky side so it does sl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ll doesn't have fantastic stats overall.)</text:p>
          </table:table-cell>
          <table:table-cell office:value-type="string">
            <text:p>could punch through metal armour and so</text:p>
          </table:table-cell>
          <table:table-cell office:value-type="string">
            <text:p>of the weapon is wood. Their reload </text:p>
          </table:table-cell>
          <table:table-cell office:value-type="string">
            <text:p>hit damage on this weapon is its greatest</text:p>
          </table:table-cell>
          <table:table-cell office:value-type="string">
            <text:p>the wielder somewhat.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e damage is rather high.)</text:p>
          </table:table-cell>
          <table:table-cell office:value-type="string">
            <text:p>speed is the fastest of all melee </text:p>
          </table:table-cell>
          <table:table-cell office:value-type="string">
            <text:p>asset, but misses are costly.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apons but their damage is wors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verall. Made up for somewhat since i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oesn't really matter if it misses due t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gh fire rate.)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20/02/2018</text:date>, <text:time>13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42:13.66</meta:creation-date>
    <meta:generator>OpenOffice/4.1.0$Win32 OpenOffice.org_project/410m18$Build-9764</meta:generator>
    <dc:date>2018-02-20T13:01:47.69</dc:date>
    <meta:editing-duration>PT1H33M13S</meta:editing-duration>
    <meta:editing-cycles>18</meta:editing-cycles>
    <meta:document-statistic meta:table-count="3" meta:cell-count="179" meta:object-count="0"/>
  </office:meta>
</office:document-meta>
</file>